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widows="0" fo:orphans="0" fo:break-before="page" fo:text-align="justify" style:line-height-at-least="0.2291in"/>
    </style:style>
    <style:style style:name="T2" style:parent-style-name="DefaultParagraphFont" style:family="text">
      <style:text-properties fo:color="#000000" fo:language="lt" fo:country="LT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 fo:language="lt" fo:country="LT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color="#000000" fo:language="lt" fo:country="LT"/>
    </style:style>
    <style:style style:name="T7" style:parent-style-name="DefaultParagraphFont" style:family="text">
      <style:text-properties fo:color="#000000"/>
    </style:style>
    <style:style style:name="P8" style:parent-style-name="PreformattedText" style:family="paragraph">
      <style:paragraph-properties fo:widows="0" fo:orphans="0" fo:text-align="justify" style:line-height-at-least="0.2291in"/>
    </style:style>
    <style:style style:name="P9" style:parent-style-name="PreformattedText" style:family="paragraph">
      <style:paragraph-properties fo:widows="0" fo:orphans="0" fo:text-align="justify" style:line-height-at-least="0.2291in"/>
    </style:style>
    <style:style style:name="P10" style:parent-style-name="PreformattedText" style:family="paragraph">
      <style:paragraph-properties fo:widows="0" fo:orphans="0" fo:text-align="justify" style:line-height-at-least="0.2291in"/>
    </style:style>
    <style:style style:name="P11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2" style:parent-style-name="PreformattedText" style:family="paragraph">
      <style:paragraph-properties fo:widows="0" fo:orphans="0" fo:text-align="justify" style:line-height-at-least="0.2291in"/>
    </style:style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fo:color="#000000" fo:language="lt" fo:country="LT"/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 fo:language="lt" fo:country="LT"/>
    </style:style>
    <style:style style:name="P17" style:parent-style-name="PreformattedText" style:family="paragraph">
      <style:paragraph-properties fo:widows="0" fo:orphans="0" fo:text-align="justify" style:line-height-at-least="0.2291in"/>
    </style:style>
    <style:style style:name="P18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19" style:parent-style-name="PreformattedText" style:family="paragraph">
      <style:paragraph-properties fo:widows="0" fo:orphans="0" fo:text-align="justify" style:line-height-at-least="0.2291in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color="#000000" fo:language="lt" fo:country="LT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 fo:language="lt" fo:country="LT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 fo:language="lt" fo:country="LT"/>
    </style:style>
    <style:style style:name="T27" style:parent-style-name="DefaultParagraphFont" style:family="text">
      <style:text-properties fo:color="#000000"/>
    </style:style>
    <style:style style:name="P28" style:parent-style-name="PreformattedText" style:family="paragraph">
      <style:paragraph-properties fo:widows="0" fo:orphans="0" fo:text-align="justify" style:line-height-at-least="0.2291in"/>
    </style:style>
    <style:style style:name="P29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30" style:parent-style-name="PreformattedText" style:family="paragraph">
      <style:paragraph-properties fo:widows="0" fo:orphans="0" fo:text-align="justify" style:line-height-at-least="0.2291in"/>
    </style:style>
    <style:style style:name="T31" style:parent-style-name="DefaultParagraphFont" style:family="text">
      <style:text-properties fo:color="#000000"/>
    </style:style>
    <style:style style:name="T32" style:parent-style-name="DefaultParagraphFont" style:family="text">
      <style:text-properties fo:color="#000000" fo:language="lt" fo:country="LT"/>
    </style:style>
    <style:style style:name="T33" style:parent-style-name="DefaultParagraphFont" style:family="text">
      <style:text-properties fo:color="#000000" fo:language="lt" fo:country="LT"/>
    </style:style>
    <style:style style:name="P34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35" style:parent-style-name="PreformattedText" style:family="paragraph">
      <style:paragraph-properties fo:widows="0" fo:orphans="0" fo:text-align="justify" style:line-height-at-least="0.2291in"/>
    </style:style>
    <style:style style:name="T36" style:parent-style-name="DefaultParagraphFont" style:family="text">
      <style:text-properties fo:color="#000000"/>
    </style:style>
    <style:style style:name="T37" style:parent-style-name="DefaultParagraphFont" style:family="text">
      <style:text-properties fo:color="#000000" fo:language="lt" fo:country="LT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fo:color="#000000" fo:language="lt" fo:country="LT"/>
    </style:style>
    <style:style style:name="P40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41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42" style:parent-style-name="PreformattedText" style:family="paragraph">
      <style:paragraph-properties fo:widows="0" fo:orphans="0" fo:text-align="justify" style:line-height-at-least="0.2291in"/>
    </style:style>
    <style:style style:name="P43" style:parent-style-name="PreformattedText" style:family="paragraph">
      <style:paragraph-properties fo:widows="0" fo:orphans="0" fo:text-align="justify" style:line-height-at-least="0.2291in"/>
      <style:text-properties fo:color="#000000"/>
    </style:style>
    <style:style style:name="P44" style:parent-style-name="PreformattedText" style:family="paragraph">
      <style:paragraph-properties fo:widows="0" fo:orphans="0" fo:text-align="justify" style:line-height-at-least="0.2291in"/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color="#000000"/>
    </style:style>
    <style:style style:name="T47" style:parent-style-name="DefaultParagraphFont" style:family="text">
      <style:text-properties fo:color="#000000"/>
    </style:style>
    <style:style style:name="T48" style:parent-style-name="DefaultParagraphFont" style:family="text">
      <style:text-properties fo:color="#000000" fo:language="lt" fo:country="LT"/>
    </style:style>
    <style:style style:name="T49" style:parent-style-name="DefaultParagraphFont" style:family="text">
      <style:text-properties fo:color="#000000"/>
    </style:style>
  </office:automatic-styles>
  <office:body>
    <office:text text:use-soft-page-breaks="true">
      <text:p text:style-name="P1"><text:span text:style-name="T2">cd</text:span><text:span text:style-name="T3">(IOS) <text:s text:c="20"/>Specifica</text:span><text:span text:style-name="T4">t</text:span><text:span text:style-name="T5">ion Document <text:s text:c="21"/></text:span><text:span text:style-name="T6">cd</text:span><text:span text:style-name="T7">(IOS)</text:span></text:p>
      <text:p text:style-name="P8"/>
      <text:p text:style-name="P9"/>
      <text:p text:style-name="P10"/>
      <text:p text:style-name="P11">NAME</text:p>
      <text:p text:style-name="P12"><text:span text:style-name="T13"><text:s text:c="7"/></text:span><text:span text:style-name="T14">cd</text:span><text:span text:style-name="T15"><text:s/>–<text:s/></text:span><text:span text:style-name="T16">change current directory</text:span></text:p>
      <text:p text:style-name="P17"/>
      <text:p text:style-name="P18">SYNOPSIS</text:p>
      <text:p text:style-name="P19"><text:span text:style-name="T20"><text:s text:c="7"/></text:span><text:span text:style-name="T21">cd</text:span><text:span text:style-name="T22"><text:s/></text:span><text:span text:style-name="T23">&lt;</text:span><text:span text:style-name="T24">directory</text:span><text:span text:style-name="T25"><text:s/></text:span><text:span text:style-name="T26">path</text:span><text:span text:style-name="T27">&gt;</text:span></text:p>
      <text:p text:style-name="P28"/>
      <text:p text:style-name="P29">DESCRIPTION</text:p>
      <text:p text:style-name="P30"><text:span text:style-name="T31"><text:s text:c="7"/></text:span><text:span text:style-name="T32">Change current directory to the directory at given path, if the<text:s/></text:span><text:span text:style-name="T33">directory doesn‘t exit or at that path is not a directory a custom error message is displayed. If any other errors happen unix standard error messages are shown.</text:span></text:p>
      <text:p text:style-name="P34">SEE ALSO</text:p>
      <text:p text:style-name="P35"><text:span text:style-name="T36"><text:s text:c="7"/></text:span><text:span text:style-name="T37">getcwd</text:span><text:span text:style-name="T38"><text:s/>(system call)</text:span><text:span text:style-name="T39">, gets current directory</text:span></text:p>
      <text:p text:style-name="P40">REPORTING BUGS</text:p>
      <text:p text:style-name="P41"><text:s text:c="7"/>not known bugs.</text:p>
      <text:p text:style-name="P42"/>
      <text:p text:style-name="P43">AUTHOR</text:p>
      <text:p text:style-name="P44"><text:span text:style-name="T45"><text:tab/></text:span><text:span text:style-name="T46"><text:s text:c="2"/></text:span><text:span text:style-name="T47">Written by<text:s/></text:span><text:span text:style-name="T48">Modestas Jucevičius</text:span><text:span text:style-name="T49">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destas Jucevičius</dc:creator>
    <meta:creation-date>2020-04-06T12:46:00Z</meta:creation-date>
    <dc:date>2020-04-06T12:46:00Z</dc:date>
    <meta:template xlink:href="Normal.dotm" xlink:type="simple"/>
    <meta:editing-cycles>2</meta:editing-cycles>
    <meta:editing-duration>PT180S</meta:editing-duration>
    <meta:document-statistic meta:page-count="1" meta:paragraph-count="1" meta:word-count="82" meta:character-count="550" meta:row-count="3" meta:non-whitespace-character-count="469"/>
  </office:meta>
</office:document-meta>
</file>